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17.013cm"/>
    </style:style>
    <style:style style:name="Tabelle2.A1" style:family="table-cell">
      <style:table-cell-properties fo:padding="0.097cm" fo:border="none"/>
    </style:style>
    <style:style style:name="Tabelle1" style:family="table">
      <style:table-properties style:width="17.013cm" fo:margin-left="0cm" table:align="left"/>
    </style:style>
    <style:style style:name="Tabelle1.A" style:family="table-column">
      <style:table-column-properties style:column-width="17.013cm"/>
    </style:style>
    <style:style style:name="Tabelle1.A1" style:family="table-cell">
      <style:table-cell-properties fo:padding="0.097cm" fo:border="none"/>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font-name="Liberation Serif" fo:font-size="20pt" fo:font-style="normal" fo:font-weight="normal" style:font-size-asian="20pt" style:font-style-asian="normal" style:font-weight-asian="normal" style:font-size-complex="20pt" style:font-style-complex="normal" style:font-weight-complex="normal"/>
    </style:style>
    <style:style style:name="P4" style:family="paragraph" style:parent-style-name="Standard">
      <style:paragraph-properties fo:line-height="100%" fo:text-align="center" style:justify-single-word="false"/>
      <style:text-properties style:font-name="Liberation Serif" fo:font-size="13pt" style:font-size-asian="13pt" style:font-size-complex="13pt"/>
    </style:style>
    <style:style style:name="P5" style:family="paragraph" style:parent-style-name="Standard">
      <style:paragraph-properties fo:line-height="100%" fo:text-align="center" style:justify-single-word="false"/>
      <style:text-properties style:font-name="Liberation Serif" fo:font-size="13pt" fo:font-style="normal" fo:font-weight="normal" style:font-size-asian="13pt" style:font-style-asian="normal" style:font-weight-asian="normal" style:font-size-complex="13pt" style:font-style-complex="normal" style:font-weight-complex="normal"/>
    </style:style>
    <style:style style:name="P6" style:family="paragraph" style:parent-style-name="Standard">
      <style:paragraph-properties fo:text-align="center" style:justify-single-word="false"/>
      <style:text-properties fo:font-variant="normal" fo:text-transform="none" fo:color="#333333"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 style:family="paragraph" style:parent-style-name="Standard">
      <style:paragraph-properties fo:text-align="center" style:justify-single-word="false"/>
      <style:text-properties fo:font-variant="normal" fo:text-transform="none" fo:color="#333333" style:font-name="Liberation Serif" fo:font-size="15pt" fo:letter-spacing="normal" fo:font-style="normal" fo:font-weight="normal" style:font-size-asian="15pt" style:font-style-asian="normal" style:font-weight-asian="normal" style:font-size-complex="15pt" style:font-style-complex="normal" style:font-weight-complex="normal"/>
    </style:style>
    <style:style style:name="P8" style:family="paragraph" style:parent-style-name="Standard">
      <style:paragraph-properties fo:text-align="center" style:justify-single-word="false"/>
      <style:text-properties fo:color="#000000" style:font-name="Liberation Serif" fo:font-size="13pt" style:font-size-asian="13pt" style:font-size-complex="13pt"/>
    </style:style>
    <style:style style:name="P9" style:family="paragraph" style:parent-style-name="Standard">
      <style:paragraph-properties fo:line-height="100%" fo:text-align="center" style:justify-single-word="false"/>
      <style:text-properties fo:color="#000000" style:font-name="Liberation Serif" fo:font-size="14pt" style:font-size-asian="14pt" style:font-size-complex="14pt"/>
    </style:style>
    <style:style style:name="P10" style:family="paragraph" style:parent-style-name="Standard">
      <style:paragraph-properties fo:margin-top="0cm" fo:margin-bottom="0cm" loext:contextual-spacing="false" fo:line-height="100%" fo:text-align="center" style:justify-single-word="false"/>
      <style:text-properties fo:color="#000000" style:font-name="Liberation Serif" fo:font-size="14pt" fo:font-weight="normal" style:font-size-asian="14pt" style:font-weight-asian="normal" style:font-size-complex="14pt" style:font-weight-complex="normal"/>
    </style:style>
    <style:style style:name="P11" style:family="paragraph" style:parent-style-name="Standard">
      <style:paragraph-properties fo:margin-top="0cm" fo:margin-bottom="0cm" loext:contextual-spacing="false" fo:line-height="100%" fo:text-align="center" style:justify-single-word="false"/>
      <style:text-properties fo:font-variant="normal" fo:text-transform="none" fo:color="#000000" style:font-name="Liberation Serif"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2" style:family="paragraph" style:parent-style-name="Standard">
      <style:paragraph-properties fo:margin-top="0cm" fo:margin-bottom="0cm" loext:contextual-spacing="false" fo:line-height="100%" fo:text-align="center" style:justify-single-word="false"/>
      <style:text-properties fo:font-variant="normal" fo:text-transform="none" fo:color="#000000" style:font-name="Liberation Serif"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Liberation Serif"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P14" style:family="paragraph" style:parent-style-name="Table_20_Contents">
      <style:paragraph-properties fo:text-align="center" style:justify-single-word="false"/>
      <style:text-properties style:font-name="Times New Roman" fo:font-size="18pt" style:font-size-asian="18pt" style:font-size-complex="18pt"/>
    </style:style>
    <style:style style:name="P15" style:family="paragraph" style:parent-style-name="Table_20_Contents">
      <style:paragraph-properties fo:text-align="center" style:justify-single-word="false"/>
      <style:text-properties style:font-name="Times New Roman" fo:font-size="18pt" officeooo:rsid="00131977" officeooo:paragraph-rsid="00131977" style:font-size-asian="18pt" style:font-size-complex="18pt"/>
    </style:style>
    <style:style style:name="P16" style:family="paragraph" style:parent-style-name="Table_20_Contents">
      <style:paragraph-properties fo:text-align="center" style:justify-single-word="false"/>
      <style:text-properties style:font-name="Times New Roman" fo:font-size="18pt" officeooo:rsid="0013606e" officeooo:paragraph-rsid="0013606e" style:font-size-asian="18pt" style:font-size-complex="18pt"/>
    </style:style>
    <style:style style:name="P17" style:family="paragraph" style:parent-style-name="Table_20_Contents">
      <style:paragraph-properties fo:text-align="center" style:justify-single-word="false"/>
      <style:text-properties style:font-name="Times New Roman" fo:font-size="18pt" officeooo:rsid="00143c23" officeooo:paragraph-rsid="00143c23" style:font-size-asian="18pt" style:font-size-complex="18pt"/>
    </style:style>
    <style:style style:name="P18" style:family="paragraph" style:parent-style-name="Table_20_Contents">
      <style:paragraph-properties fo:text-align="center" style:justify-single-word="false"/>
      <style:text-properties style:font-name="Times New Roman" fo:font-size="13pt" style:font-size-asian="13pt" style:font-size-complex="13pt"/>
    </style:style>
    <style:style style:name="P19" style:family="paragraph" style:parent-style-name="Table_20_Contents">
      <style:paragraph-properties fo:line-height="100%" fo:text-align="center" style:justify-single-word="false"/>
      <style:text-properties fo:color="#000000" style:font-name="Liberation Serif" fo:font-size="14pt" style:font-size-asian="14pt" style:font-size-complex="14pt"/>
    </style:style>
    <style:style style:name="P20" style:family="paragraph" style:parent-style-name="Standard">
      <style:text-properties fo:font-size="12pt" fo:font-weight="normal" officeooo:rsid="001cfc0b" officeooo:paragraph-rsid="001cfc0b" style:font-size-asian="12pt" style:font-weight-asian="normal" style:font-size-complex="12pt" style:font-weight-complex="normal"/>
    </style:style>
    <style:style style:name="P21" style:family="paragraph" style:parent-style-name="Standard">
      <style:text-properties fo:font-size="12pt" fo:font-weight="normal" officeooo:rsid="001cfc0b" officeooo:paragraph-rsid="00227fda" style:font-size-asian="12pt" style:font-weight-asian="normal" style:font-size-complex="12pt" style:font-weight-complex="normal"/>
    </style:style>
    <style:style style:name="P22" style:family="paragraph" style:parent-style-name="Standard">
      <style:text-properties fo:font-size="12pt" fo:font-weight="normal" officeooo:paragraph-rsid="001cfc0b" style:font-size-asian="12pt" style:font-weight-asian="normal" style:font-size-complex="12pt" style:font-weight-complex="normal"/>
    </style:style>
    <style:style style:name="P23" style:family="paragraph" style:parent-style-name="Standard">
      <style:text-properties fo:font-size="12pt" fo:font-weight="normal" officeooo:rsid="001f2796" officeooo:paragraph-rsid="001f2796" style:font-size-asian="12pt" style:font-weight-asian="normal" style:font-size-complex="12pt" style:font-weight-complex="normal"/>
    </style:style>
    <style:style style:name="P24" style:family="paragraph" style:parent-style-name="Standard">
      <style:text-properties fo:font-size="12pt" fo:font-weight="normal" officeooo:rsid="002a17b5" officeooo:paragraph-rsid="002a17b5" style:font-size-asian="12pt" style:font-weight-asian="normal" style:font-size-complex="12pt" style:font-weight-complex="normal"/>
    </style:style>
    <style:style style:name="P25" style:family="paragraph" style:parent-style-name="Standard">
      <style:text-properties fo:font-size="12pt" fo:font-weight="normal" officeooo:rsid="002a17b5" officeooo:paragraph-rsid="002a9401" style:font-size-asian="12pt" style:font-weight-asian="normal" style:font-size-complex="12pt" style:font-weight-complex="normal"/>
    </style:style>
    <style:style style:name="P26" style:family="paragraph" style:parent-style-name="Standard">
      <style:text-properties fo:font-size="12pt" fo:font-weight="normal" officeooo:rsid="002fe82e" officeooo:paragraph-rsid="002fe82e" style:font-size-asian="12pt" style:font-weight-asian="normal" style:font-size-complex="12pt" style:font-weight-complex="normal"/>
    </style:style>
    <style:style style:name="P27" style:family="paragraph" style:parent-style-name="Standard">
      <style:text-properties fo:font-size="12pt" fo:font-weight="bold" style:font-size-asian="12pt" style:font-weight-asian="bold" style:font-size-complex="12pt" style:font-weight-complex="bold"/>
    </style:style>
    <style:style style:name="P28" style:family="paragraph" style:parent-style-name="Standard">
      <style:text-properties fo:font-size="12pt" fo:font-weight="bold" officeooo:rsid="002a9401" officeooo:paragraph-rsid="002b791b" style:font-size-asian="12pt" style:font-weight-asian="bold" style:font-size-complex="12pt" style:font-weight-complex="bold"/>
    </style:style>
    <style:style style:name="P29" style:family="paragraph" style:parent-style-name="Standard">
      <style:text-properties fo:font-size="12pt" fo:font-weight="bold" officeooo:rsid="002a17b5" officeooo:paragraph-rsid="002a17b5" style:font-size-asian="12pt" style:font-weight-asian="bold" style:font-size-complex="12pt" style:font-weight-complex="bold"/>
    </style:style>
    <style:style style:name="P30" style:family="paragraph" style:parent-style-name="Standard">
      <style:text-properties fo:font-size="12pt" fo:font-weight="bold" officeooo:rsid="0038e6af" officeooo:paragraph-rsid="0038e6af" style:font-size-asian="12pt" style:font-weight-asian="bold" style:font-size-complex="12pt" style:font-weight-complex="bold"/>
    </style:style>
    <style:style style:name="P31" style:family="paragraph" style:parent-style-name="Standard">
      <style:text-properties fo:font-size="12pt" officeooo:paragraph-rsid="00227fda" style:font-size-asian="12pt" style:font-size-complex="12pt"/>
    </style:style>
    <style:style style:name="P32" style:family="paragraph" style:parent-style-name="Standard">
      <style:text-properties fo:font-size="12pt" officeooo:paragraph-rsid="0018b35a" style:font-size-asian="12pt" style:font-size-complex="12pt"/>
    </style:style>
    <style:style style:name="P33" style:family="paragraph" style:parent-style-name="Standard">
      <style:text-properties fo:font-size="12pt" officeooo:paragraph-rsid="00196090" style:font-size-asian="12pt" style:font-size-complex="12pt"/>
    </style:style>
    <style:style style:name="P34" style:family="paragraph" style:parent-style-name="Standard">
      <style:text-properties fo:font-size="12pt" officeooo:paragraph-rsid="0027a63b" style:font-size-asian="12pt" style:font-size-complex="12pt"/>
    </style:style>
    <style:style style:name="P35" style:family="paragraph" style:parent-style-name="Standard">
      <style:text-properties fo:font-size="12pt" officeooo:rsid="0035a402" officeooo:paragraph-rsid="0035a402" style:font-size-asian="12pt" style:font-size-complex="12pt"/>
    </style:style>
    <style:style style:name="P36" style:family="paragraph" style:parent-style-name="Standard">
      <style:text-properties fo:font-size="13pt" fo:font-weight="normal" officeooo:rsid="0027a63b" officeooo:paragraph-rsid="0027a63b" style:font-size-asian="13pt" style:font-weight-asian="normal" style:font-size-complex="13pt" style:font-weight-complex="normal"/>
    </style:style>
    <style:style style:name="P37" style:family="paragraph" style:parent-style-name="Standard">
      <style:text-properties fo:font-size="13pt" fo:font-weight="normal" officeooo:rsid="0027a63b" officeooo:paragraph-rsid="002a17b5" style:font-size-asian="13pt" style:font-weight-asian="normal" style:font-size-complex="13pt" style:font-weight-complex="normal"/>
    </style:style>
    <style:style style:name="P38" style:family="paragraph" style:parent-style-name="Standard">
      <style:text-properties fo:font-size="13pt" fo:font-weight="normal" officeooo:rsid="00227fda" officeooo:paragraph-rsid="00227fda" fo:background-color="transparent" style:font-size-asian="13pt" style:font-weight-asian="normal" style:font-size-complex="13pt" style:font-weight-complex="normal"/>
    </style:style>
    <style:style style:name="P39" style:family="paragraph" style:parent-style-name="Standard">
      <style:text-properties fo:font-size="13pt" fo:font-weight="bold" officeooo:rsid="0016a6fb" officeooo:paragraph-rsid="0016a6fb" fo:background-color="transparent" style:font-size-asian="13pt" style:font-weight-asian="bold" style:font-size-complex="13pt" style:font-weight-complex="bold"/>
    </style:style>
    <style:style style:name="P40" style:family="paragraph" style:parent-style-name="Standard">
      <style:text-properties fo:font-size="13pt" fo:font-weight="bold" officeooo:rsid="0023f856" officeooo:paragraph-rsid="002687cb" fo:background-color="transparent" style:font-size-asian="13pt" style:font-weight-asian="bold" style:font-size-complex="13pt" style:font-weight-complex="bold"/>
    </style:style>
    <style:style style:name="P41" style:family="paragraph" style:parent-style-name="Standard">
      <style:text-properties fo:font-weight="normal" officeooo:rsid="002be4eb" officeooo:paragraph-rsid="002d580f" style:font-weight-asian="normal" style:font-weight-complex="normal"/>
    </style:style>
    <style:style style:name="P42" style:family="paragraph" style:parent-style-name="Standard">
      <style:text-properties fo:font-weight="bold" officeooo:rsid="002a17b5" officeooo:paragraph-rsid="002a9401" style:font-weight-asian="bold" style:font-weight-complex="bold"/>
    </style:style>
    <style:style style:name="P43" style:family="paragraph" style:parent-style-name="Standard">
      <style:text-properties fo:font-weight="bold" officeooo:rsid="002a9401" officeooo:paragraph-rsid="002a17b5" style:font-weight-asian="bold" style:font-weight-complex="bold"/>
    </style:style>
    <style:style style:name="P44" style:family="paragraph" style:parent-style-name="Standard">
      <style:text-properties fo:font-weight="bold" officeooo:rsid="002a9401" officeooo:paragraph-rsid="002a9401" style:font-weight-asian="bold" style:font-weight-complex="bold"/>
    </style:style>
    <style:style style:name="P45" style:family="paragraph" style:parent-style-name="Standard">
      <style:text-properties fo:font-weight="bold" officeooo:rsid="002b791b" officeooo:paragraph-rsid="002b791b" style:font-weight-asian="bold" style:font-weight-complex="bold"/>
    </style:style>
    <style:style style:name="P46" style:family="paragraph" style:parent-style-name="Standard">
      <style:text-properties fo:font-weight="bold" officeooo:rsid="002b791b" officeooo:paragraph-rsid="002be4eb" style:font-weight-asian="bold" style:font-weight-complex="bold"/>
    </style:style>
    <style:style style:name="P47" style:family="paragraph" style:parent-style-name="Standard">
      <style:text-properties fo:font-weight="bold" officeooo:rsid="002be4eb" officeooo:paragraph-rsid="002be4eb" style:font-weight-asian="bold" style:font-weight-complex="bold"/>
    </style:style>
    <style:style style:name="P48" style:family="paragraph" style:parent-style-name="Standard">
      <style:text-properties fo:font-weight="bold" officeooo:rsid="002d580f" officeooo:paragraph-rsid="002d580f" style:font-weight-asian="bold" style:font-weight-complex="bold"/>
    </style:style>
    <style:style style:name="P49" style:family="paragraph" style:parent-style-name="Standard">
      <style:text-properties fo:font-weight="bold" officeooo:rsid="002f1885" officeooo:paragraph-rsid="002f1885" style:font-weight-asian="bold" style:font-weight-complex="bold"/>
    </style:style>
    <style:style style:name="P50" style:family="paragraph" style:parent-style-name="Standard">
      <style:text-properties fo:font-weight="bold" officeooo:rsid="002fe82e" officeooo:paragraph-rsid="002fe82e" style:font-weight-asian="bold" style:font-weight-complex="bold"/>
    </style:style>
    <style:style style:name="P51" style:family="paragraph" style:parent-style-name="Standard">
      <style:text-properties fo:font-weight="bold" officeooo:rsid="0031db8d" officeooo:paragraph-rsid="0031db8d" style:font-weight-asian="bold" style:font-weight-complex="bold"/>
    </style:style>
    <style:style style:name="P52" style:family="paragraph" style:parent-style-name="Standard">
      <style:text-properties fo:font-weight="bold" officeooo:rsid="0039133d" officeooo:paragraph-rsid="0039133d" style:font-weight-asian="bold" style:font-weight-complex="bold"/>
    </style:style>
    <style:style style:name="P53" style:family="paragraph" style:parent-style-name="Standard">
      <style:text-properties fo:font-weight="bold" officeooo:rsid="003b5da1" officeooo:paragraph-rsid="003b5da1" style:font-weight-asian="bold" style:font-weight-complex="bold"/>
    </style:style>
    <style:style style:name="P54" style:family="paragraph" style:parent-style-name="Standard">
      <style:text-properties fo:font-weight="bold" officeooo:rsid="003b5da1" officeooo:paragraph-rsid="003e2b14" style:font-weight-asian="bold" style:font-weight-complex="bold"/>
    </style:style>
    <style:style style:name="P55" style:family="paragraph" style:parent-style-name="Standard">
      <style:text-properties officeooo:paragraph-rsid="00270601"/>
    </style:style>
    <style:style style:name="P56" style:family="paragraph" style:parent-style-name="Standard">
      <style:text-properties fo:font-size="14pt" fo:font-weight="normal" style:font-size-asian="14pt" style:font-weight-asian="normal" style:font-size-complex="14pt" style:font-weight-complex="normal"/>
    </style:style>
    <style:style style:name="P57" style:family="paragraph" style:parent-style-name="Standard">
      <style:text-properties fo:font-size="14pt" fo:font-weight="normal" officeooo:paragraph-rsid="00270601" style:font-size-asian="14pt" style:font-weight-asian="normal" style:font-size-complex="14pt" style:font-weight-complex="normal"/>
    </style:style>
    <style:style style:name="P58" style:family="paragraph" style:parent-style-name="Standard">
      <style:text-properties fo:font-size="14pt" fo:font-weight="normal" officeooo:rsid="002b791b" officeooo:paragraph-rsid="002d580f" style:font-size-asian="14pt" style:font-weight-asian="normal" style:font-size-complex="14pt" style:font-weight-complex="normal"/>
    </style:style>
    <style:style style:name="P59" style:family="paragraph" style:parent-style-name="Standard">
      <style:text-properties fo:font-size="14pt" fo:font-weight="normal" officeooo:paragraph-rsid="002d580f" style:font-size-asian="14pt" style:font-weight-asian="normal" style:font-size-complex="14pt" style:font-weight-complex="normal"/>
    </style:style>
    <style:style style:name="P60" style:family="paragraph" style:parent-style-name="Standard">
      <style:text-properties fo:font-size="14pt" fo:font-weight="normal" officeooo:rsid="002be4eb" officeooo:paragraph-rsid="002d580f" fo:background-color="#ffff00" style:font-size-asian="14pt" style:font-weight-asian="normal" style:font-size-complex="14pt" style:font-weight-complex="normal"/>
    </style:style>
    <style:style style:name="P61" style:family="paragraph" style:parent-style-name="Standard">
      <style:text-properties fo:font-size="14pt" fo:font-weight="normal" officeooo:rsid="002be4eb" officeooo:paragraph-rsid="0038e6af" fo:background-color="#ffff00" style:font-size-asian="14pt" style:font-weight-asian="normal" style:font-size-complex="14pt" style:font-weight-complex="normal"/>
    </style:style>
    <style:style style:name="P62" style:family="paragraph" style:parent-style-name="Standard">
      <style:text-properties fo:font-size="14pt" fo:font-weight="bold" style:font-size-asian="14pt" style:font-weight-asian="bold" style:font-size-complex="14pt" style:font-weight-complex="bold"/>
    </style:style>
    <style:style style:name="P63" style:family="paragraph" style:parent-style-name="Standard">
      <style:text-properties fo:font-size="14pt" fo:font-weight="bold" officeooo:rsid="0027a63b" officeooo:paragraph-rsid="0027a63b" style:font-size-asian="14pt" style:font-weight-asian="bold" style:font-size-complex="14pt" style:font-weight-complex="bold"/>
    </style:style>
    <style:style style:name="P64" style:family="paragraph" style:parent-style-name="Standard">
      <style:text-properties fo:font-size="14pt" fo:font-weight="bold" officeooo:rsid="002a9401" officeooo:paragraph-rsid="002d580f" style:font-size-asian="14pt" style:font-weight-asian="bold" style:font-size-complex="14pt" style:font-weight-complex="bold"/>
    </style:style>
    <style:style style:name="P65" style:family="paragraph" style:parent-style-name="Standard">
      <style:text-properties officeooo:paragraph-rsid="0027a63b"/>
    </style:style>
    <style:style style:name="P66" style:family="paragraph" style:parent-style-name="Standard">
      <style:text-properties officeooo:paragraph-rsid="002a9401"/>
    </style:style>
    <style:style style:name="P67" style:family="paragraph" style:parent-style-name="Standard">
      <style:text-properties fo:color="#800000" fo:font-weight="bold" officeooo:rsid="003e8561" officeooo:paragraph-rsid="003e8561"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2e7dd" style:font-weight-asian="normal" style:font-weight-complex="normal"/>
    </style:style>
    <style:style style:name="T4" style:family="text">
      <style:text-properties fo:font-weight="normal" officeooo:rsid="0025f59c" style:font-weight-asian="normal" style:font-weight-complex="normal"/>
    </style:style>
    <style:style style:name="T5" style:family="text">
      <style:text-properties fo:font-weight="normal" officeooo:rsid="002687cb" style:font-weight-asian="normal" style:font-weight-complex="normal"/>
    </style:style>
    <style:style style:name="T6" style:family="text">
      <style:text-properties fo:font-weight="normal" officeooo:rsid="00270601" style:font-weight-asian="normal" style:font-weight-complex="normal"/>
    </style:style>
    <style:style style:name="T7" style:family="text">
      <style:text-properties fo:font-weight="normal" officeooo:rsid="00131977" fo:background-color="transparent" loext:char-shading-value="0" style:font-weight-asian="normal" style:font-weight-complex="normal"/>
    </style:style>
    <style:style style:name="T8" style:family="text">
      <style:text-properties fo:font-weight="normal" officeooo:rsid="002a17b5" fo:background-color="transparent" loext:char-shading-value="0" style:font-weight-asian="normal" style:font-weight-complex="normal"/>
    </style:style>
    <style:style style:name="T9" style:family="text">
      <style:text-properties fo:font-weight="normal" officeooo:rsid="0022e7dd" fo:background-color="transparent" loext:char-shading-value="0" style:font-weight-asian="normal" style:font-weight-complex="normal"/>
    </style:style>
    <style:style style:name="T10" style:family="text">
      <style:text-properties fo:font-weight="normal" officeooo:rsid="002b791b" fo:background-color="transparent" loext:char-shading-value="0" style:font-weight-asian="normal" style:font-weight-complex="normal"/>
    </style:style>
    <style:style style:name="T11" style:family="text">
      <style:text-properties fo:font-weight="normal" officeooo:rsid="001dc2d6" fo:background-color="transparent" loext:char-shading-value="0" style:font-weight-asian="normal" style:font-weight-complex="normal"/>
    </style:style>
    <style:style style:name="T12" style:family="text">
      <style:text-properties fo:font-weight="normal" officeooo:rsid="0023480e" fo:background-color="transparent" loext:char-shading-value="0" style:font-weight-asian="normal" style:font-weight-complex="normal"/>
    </style:style>
    <style:style style:name="T13" style:family="text">
      <style:text-properties officeooo:rsid="00143c23"/>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4pt" fo:font-weight="normal" officeooo:rsid="0016a6fb" style:font-size-asian="14pt" style:font-weight-asian="normal" style:font-size-complex="14pt" style:font-weight-complex="normal"/>
    </style:style>
    <style:style style:name="T16" style:family="text">
      <style:text-properties fo:font-size="14pt" fo:font-weight="normal" officeooo:rsid="00131977" fo:background-color="transparent" loext:char-shading-value="0" style:font-size-asian="14pt" style:font-weight-asian="normal" style:font-size-complex="14pt" style:font-weight-complex="normal"/>
    </style:style>
    <style:style style:name="T17" style:family="text">
      <style:text-properties officeooo:rsid="0018476f"/>
    </style:style>
    <style:style style:name="T18" style:family="text">
      <style:text-properties officeooo:rsid="0018b35a"/>
    </style:style>
    <style:style style:name="T19" style:family="text">
      <style:text-properties officeooo:rsid="00196090"/>
    </style:style>
    <style:style style:name="T20" style:family="text">
      <style:text-properties officeooo:rsid="001c9f78"/>
    </style:style>
    <style:style style:name="T21" style:family="text">
      <style:text-properties officeooo:rsid="001cfc0b"/>
    </style:style>
    <style:style style:name="T22" style:family="text">
      <style:text-properties officeooo:rsid="00227fda"/>
    </style:style>
    <style:style style:name="T23" style:family="text">
      <style:text-properties fo:font-size="13pt" fo:font-weight="normal" officeooo:rsid="0022e7dd" fo:background-color="transparent" loext:char-shading-value="0" style:font-size-asian="13pt" style:font-weight-asian="normal" style:font-size-complex="13pt" style:font-weight-complex="normal"/>
    </style:style>
    <style:style style:name="T24" style:family="text">
      <style:text-properties fo:font-size="13pt" fo:font-weight="normal" fo:background-color="transparent" loext:char-shading-value="0" style:font-size-asian="13pt" style:font-weight-asian="normal" style:font-size-complex="13pt" style:font-weight-complex="normal"/>
    </style:style>
    <style:style style:name="T25" style:family="text">
      <style:text-properties officeooo:rsid="0022e7dd"/>
    </style:style>
    <style:style style:name="T26" style:family="text">
      <style:text-properties fo:font-size="12pt" fo:font-weight="normal" officeooo:rsid="00227fda" fo:background-color="transparent" loext:char-shading-value="0" style:font-size-asian="12pt" style:font-weight-asian="normal" style:font-size-complex="12pt" style:font-weight-complex="normal"/>
    </style:style>
    <style:style style:name="T27" style:family="text">
      <style:text-properties fo:font-size="12pt" fo:font-weight="normal" officeooo:rsid="0022e7dd" fo:background-color="transparent" loext:char-shading-value="0" style:font-size-asian="12pt" style:font-weight-asian="normal" style:font-size-complex="12pt" style:font-weight-complex="normal"/>
    </style:style>
    <style:style style:name="T28" style:family="text">
      <style:text-properties fo:font-size="12pt" fo:font-weight="normal" officeooo:rsid="001cfc0b" fo:background-color="transparent" loext:char-shading-value="0" style:font-size-asian="12pt" style:font-weight-asian="normal" style:font-size-complex="12pt" style:font-weight-complex="normal"/>
    </style:style>
    <style:style style:name="T29" style:family="text">
      <style:text-properties fo:font-size="12pt" fo:font-weight="normal" officeooo:rsid="001bcc81" fo:background-color="transparent" loext:char-shading-value="0" style:font-size-asian="12pt" style:font-weight-asian="normal" style:font-size-complex="12pt" style:font-weight-complex="normal"/>
    </style:style>
    <style:style style:name="T30" style:family="text">
      <style:text-properties fo:font-size="12pt" fo:font-weight="normal" officeooo:rsid="002a17b5" fo:background-color="transparent" loext:char-shading-value="0" style:font-size-asian="12pt" style:font-weight-asian="normal" style:font-size-complex="12pt" style:font-weight-complex="normal"/>
    </style:style>
    <style:style style:name="T31" style:family="text">
      <style:text-properties fo:font-size="12pt" fo:font-weight="normal" fo:background-color="transparent" loext:char-shading-value="0" style:font-size-asian="12pt" style:font-weight-asian="normal" style:font-size-complex="12pt" style:font-weight-complex="normal"/>
    </style:style>
    <style:style style:name="T32" style:family="text">
      <style:text-properties fo:font-size="12pt" fo:font-weight="normal" officeooo:rsid="002be4eb" fo:background-color="transparent" loext:char-shading-value="0" style:font-size-asian="12pt" style:font-weight-asian="normal" style:font-size-complex="12pt" style:font-weight-complex="normal"/>
    </style:style>
    <style:style style:name="T33" style:family="text">
      <style:text-properties fo:font-size="12pt" fo:font-weight="normal" officeooo:rsid="001f0d10" fo:background-color="transparent" loext:char-shading-value="0" style:font-size-asian="12pt" style:font-weight-asian="normal" style:font-size-complex="12pt" style:font-weight-complex="normal"/>
    </style:style>
    <style:style style:name="T34" style:family="text">
      <style:text-properties fo:font-size="12pt" fo:font-weight="normal" officeooo:rsid="0033883d" fo:background-color="transparent" loext:char-shading-value="0" style:font-size-asian="12pt" style:font-weight-asian="normal" style:font-size-complex="12pt" style:font-weight-complex="normal"/>
    </style:style>
    <style:style style:name="T35" style:family="text">
      <style:text-properties fo:font-size="12pt" fo:font-weight="normal" officeooo:rsid="00397f90" fo:background-color="transparent" loext:char-shading-value="0" style:font-size-asian="12pt" style:font-weight-asian="normal" style:font-size-complex="12pt" style:font-weight-complex="normal"/>
    </style:style>
    <style:style style:name="T36" style:family="text">
      <style:text-properties fo:font-size="12pt" fo:font-weight="normal" officeooo:rsid="003b5da1" fo:background-color="transparent" loext:char-shading-value="0" style:font-size-asian="12pt" style:font-weight-asian="normal" style:font-size-complex="12pt" style:font-weight-complex="normal"/>
    </style:style>
    <style:style style:name="T37" style:family="text">
      <style:text-properties fo:font-size="12pt" fo:font-weight="normal" officeooo:rsid="003ce6f0" fo:background-color="transparent" loext:char-shading-value="0" style:font-size-asian="12pt" style:font-weight-asian="normal" style:font-size-complex="12pt" style:font-weight-complex="normal"/>
    </style:style>
    <style:style style:name="T38" style:family="text">
      <style:text-properties fo:font-size="12pt" fo:font-weight="normal" officeooo:rsid="003d012c" fo:background-color="transparent" loext:char-shading-value="0" style:font-size-asian="12pt" style:font-weight-asian="normal" style:font-size-complex="12pt" style:font-weight-complex="normal"/>
    </style:style>
    <style:style style:name="T39" style:family="text">
      <style:text-properties fo:font-size="12pt" fo:font-weight="normal" officeooo:rsid="00238ea5" fo:background-color="transparent" loext:char-shading-value="0" style:font-size-asian="12pt" style:font-weight-asian="normal" style:font-size-complex="12pt" style:font-weight-complex="normal"/>
    </style:style>
    <style:style style:name="T40" style:family="text">
      <style:text-properties fo:font-size="12pt" fo:font-weight="normal" officeooo:rsid="00131977" fo:background-color="transparent" loext:char-shading-value="0" style:font-size-asian="10.5pt" style:font-weight-asian="normal" style:font-size-complex="12pt" style:font-weight-complex="normal"/>
    </style:style>
    <style:style style:name="T41" style:family="text">
      <style:text-properties fo:font-size="12pt" fo:font-weight="normal" officeooo:rsid="0027a63b" fo:background-color="transparent" loext:char-shading-value="0" style:font-size-asian="10.5pt" style:font-weight-asian="normal" style:font-size-complex="12pt" style:font-weight-complex="normal"/>
    </style:style>
    <style:style style:name="T42" style:family="text">
      <style:text-properties fo:font-size="12pt" fo:font-weight="normal" officeooo:rsid="002a17b5" fo:background-color="transparent" loext:char-shading-value="0" style:font-size-asian="10.5pt" style:font-weight-asian="normal" style:font-size-complex="12pt" style:font-weight-complex="normal"/>
    </style:style>
    <style:style style:name="T43" style:family="text">
      <style:text-properties fo:font-size="12pt" fo:background-color="transparent" loext:char-shading-value="0" style:font-size-asian="12pt" style:font-size-complex="12pt"/>
    </style:style>
    <style:style style:name="T44" style:family="text">
      <style:text-properties fo:font-size="12pt" officeooo:rsid="00131977" fo:background-color="transparent" loext:char-shading-value="0" style:font-size-asian="12pt" style:font-size-complex="12pt"/>
    </style:style>
    <style:style style:name="T45" style:family="text">
      <style:text-properties fo:font-size="12pt" officeooo:rsid="003b5da1" fo:background-color="transparent" loext:char-shading-value="0" style:font-size-asian="12pt" style:font-size-complex="12pt"/>
    </style:style>
    <style:style style:name="T46" style:family="text">
      <style:text-properties fo:font-size="12pt" officeooo:rsid="00131977" style:font-size-asian="12pt" style:font-size-complex="12pt"/>
    </style:style>
    <style:style style:name="T47" style:family="text">
      <style:text-properties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48" style:family="text">
      <style:text-properties officeooo:rsid="0027a63b"/>
    </style:style>
    <style:style style:name="T49" style:family="text">
      <style:text-properties officeooo:rsid="0028a436"/>
    </style:style>
    <style:style style:name="T50" style:family="text">
      <style:text-properties officeooo:rsid="002a17b5"/>
    </style:style>
    <style:style style:name="T51" style:family="text">
      <style:text-properties fo:background-color="transparent" loext:char-shading-value="0"/>
    </style:style>
    <style:style style:name="T52" style:family="text">
      <style:text-properties officeooo:rsid="0022e7dd" fo:background-color="transparent" loext:char-shading-value="0"/>
    </style:style>
    <style:style style:name="T53" style:family="text">
      <style:text-properties officeooo:rsid="002b791b" fo:background-color="transparent" loext:char-shading-value="0"/>
    </style:style>
    <style:style style:name="T54" style:family="text">
      <style:text-properties fo:color="#800000" fo:font-size="12pt" officeooo:rsid="00131977" fo:background-color="#ffff00" loext:char-shading-value="0"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issenschaftliche Projektarbeit</text:p>
      <text:p text:style-name="P4">Studiengang </text:p>
      <text:p text:style-name="P4">Medieninformatik Bachelor online</text:p>
      <text:p text:style-name="P5">WS 2016/17</text:p>
      <text:p text:style-name="P6"/>
      <table:table table:name="Tabelle2" table:style-name="Tabelle2">
        <table:table-column table:style-name="Tabelle2.A"/>
        <table:table-row>
          <table:table-cell table:style-name="Tabelle2.A1" office:value-type="string">
            <text:p text:style-name="P7">Thema:</text:p>
            <text:p text:style-name="P7"/>
            <text:p text:style-name="P7"><text:s/>Automatisiertes Software Testing</text:p>
          </table:table-cell>
        </table:table-row>
      </table:table>
      <text:p text:style-name="P8"/>
      <table:table table:name="Tabelle1" table:style-name="Tabelle1">
        <table:table-column table:style-name="Tabelle1.A"/>
        <table:table-row>
          <table:table-cell table:style-name="Tabelle1.A1" office:value-type="string">
            <text:p text:style-name="P13">Formatvorlage beachten</text:p>
          </table:table-cell>
        </table:table-row>
        <table:table-row>
          <table:table-cell table:style-name="Tabelle1.A1" office:value-type="string">
            <text:p text:style-name="P11"/>
            <text:p text:style-name="P12">Studentin:</text:p>
            <text:p text:style-name="P10">Katharina Ziegler</text:p>
            <text:p text:style-name="P10">Matrikel Nummer 791521</text:p>
            <text:p text:style-name="P10">Korbinianstraße 18</text:p>
            <text:p text:style-name="P10">82515 Wolfratshausen</text:p>
            <text:p text:style-name="P10">Tel 017623494763</text:p>
            <text:p text:style-name="P10"/>
            <text:p text:style-name="P12">lichttechnik.ziegler@web.de</text:p>
            <text:p text:style-name="P9"/>
            <text:p text:style-name="P9"/>
            <text:p text:style-name="P9"/>
            <text:p text:style-name="P19">Betreut durch Larysa Visengeriyeva</text:p>
          </table:table-cell>
        </table:table-row>
        <table:table-row>
          <table:table-cell table:style-name="Tabelle1.A1" office:value-type="string">
            <text:p text:style-name="P18"/>
            <text:p text:style-name="P15">Zielleser: Fachpublikum, keine Erklärung der Fachbegriffe</text:p>
            <text:p text:style-name="P16">Gesamtseitenanzahl: <text:span text:style-name="T13">7-10 Seiten</text:span></text:p>
            <text:p text:style-name="P14"/>
            <text:p text:style-name="P17">Zitieren der Bücher über Signatur</text:p>
          </table:table-cell>
        </table:table-row>
      </table:table>
      <text:p text:style-name="P1">Abstract</text:p>
      <text:p text:style-name="P1"/>
      <text:p text:style-name="P1"/>
      <text:p text:style-name="P1">Einführung</text:p>
      <text:p text:style-name="Standard"><text:span text:style-name="T15"/></text:p>
      <text:p text:style-name="Standard"><text:span text:style-name="T15"/></text:p>
      <text:p text:style-name="Standard"><text:span text:style-name="T15"/></text:p>
      <text:p text:style-name="Standard"><text:span text:style-name="T15"/></text:p>
      <text:p text:style-name="Standard"><text:span text:style-name="T15"/></text:p>
      <text:p text:style-name="Standard"><text:span text:style-name="T15"/></text:p>
      <text:p text:style-name="Standard"><text:span text:style-name="T15"/></text:p>
      <text:p text:style-name="Standard"><text:span text:style-name="T15"/></text:p>
      <text:p text:style-name="Standard"><text:span text:style-name="T15"/></text:p>
      <text:p text:style-name="Standard"><text:span text:style-name="T15"/></text:p>
      <text:p text:style-name="Standard"><text:soft-page-break/><text:span text:style-name="T15">Warum </text:span><text:span text:style-name="T14">Software Testing<text:tab/>?</text:span></text:p>
      <text:p text:style-name="P31">Software Entwickler kennen alle die <text:span text:style-name="T17">Horror Stories</text:span> <text:span text:style-name="T17">von gescheiterten Projekten, die durch banale Software Fehler verursacht wurden. Zum Beispiel die</text:span> Explosion der <text:span text:style-name="T17">unbemannten </text:span>Ariane Rakete <text:span text:style-name="T17">der European Space Agency, welche am 4. Juni 1996 nur vierzig Sekunden nach ihrem Start in Kourou, Französich-Guayana explodierte.</text:span> <text:span text:style-name="T17">Die Rakete war auf ihrem ersten Flug und kostete inklusive ihrer Fracht 500 Millionen Dollar. V</text:span>erursacht <text:span text:style-name="T18">wurde der Schaden </text:span>durch eine ungültige Datentypkonvertierung. <text:span text:style-name="T18">Eine 64 bit floating point number sollte in einen 16 bit signed integer konvertiert werden.[F01]</text:span></text:p>
      <text:p text:style-name="P32"/>
      <text:p text:style-name="P31"><text:span text:style-name="T19">O</text:span>der vom <text:span text:style-name="T19">Großprojekt Hartz IV, bei dem die Arbeitslosengeld-II-Empfänger den Jahresbeginn 2005 erst einmal ohne Geld verbringen mussten. Das <text:s/></text:span>Arbeitslosengeld <text:span text:style-name="T19">hatte </text:span>seine Empfänger nicht erreicht, weil die Kontonummern, <text:span text:style-name="T19">die kleiner als 10-stellig waren </text:span><text:s/>rechtsbündig <text:span text:style-name="T19">und nicht linksbündig aufgefüllt </text:span>wurden. <text:span text:style-name="T19">Alleine rund 200 000 Kontoinhaber bei der Postbank hatten ihr Geld nicht bekommen.[F02] </text:span></text:p>
      <text:p text:style-name="P33"/>
      <text:p text:style-name="P31">Getrieben durch die stetig wachsende Komplexität, <text:span text:style-name="T20">den </text:span>Integrationsgrad und insbesondere die hohe Abhängigkeit <text:span text:style-name="T20">(Geschäftswert oder sogar Menschenleben) </text:span>von Software<text:span text:style-name="T20">s</text:span>ystemen, wird der Software Test strategisch immer bedeutender.<text:span text:style-name="T20">[SWT10-1] </text:span></text:p>
      <text:p text:style-name="P22"><text:span text:style-name="T21">Dennoch ist das <text:s/>Testen der entwickelten Software mehr eine lästige Pflicht als eine interessante Aufgabe und vielerlei wird das Testen in der Planung eines Projekts mit wenigen Ressourcen bedacht oder auch zu spät hinzugenommen.</text:span></text:p>
      <text:p text:style-name="P20"/>
      <text:p text:style-name="P20">Gerade aus der Vielzahl der Beispiele für folgenschwere Softwarefehler, müsste die Folgerung nahe liegen, dass dem Testen eine wichtige Stellung eingeräumt werden müsste.</text:p>
      <text:p text:style-name="P21">Dies ist nicht in dem Ausmaß der Fall, wie wir das nach 50 Jahren, in denen Software entwickelt wird, erwarten könnten. Die Gründe <text:span text:style-name="T22">sind </text:span>hauptsächlich im rasantem Wachstum des Programmumfanges und im Vordringen der Software in immer neue Gebiete der Technik und des menschlichen Lebens <text:span text:style-name="T22">zu suchen</text:span>.[S-T02-1] </text:p>
      <text:p text:style-name="P23">Die Programme erreichen eine unbeherrschbare Größe, welche ein Vorhandensein von derart vielen Fehlern mit sich bringt, dass selbst ein Auffinden einer großer Fehlerzahl noch nicht ausreicht um dem Anwender ein ansatzweise fehlerfreies Produkt zu übergeben.</text:p>
      <text:p text:style-name="P23"/>
      <text:p text:style-name="P55"><text:span text:style-name="T26">Der Schritt vom manuellen Testen hin zur Test Automatisierung ist </text:span><text:span text:style-name="T27">nicht nur durch Kostenersparnis gerechtfertigt. Die Automatisierung ist ein Werkzeug, das dem professionellem Software Tester erlaubt seine kreativen Ideen umzusetzen und auch großen Testmengen mit vernünftigen Aufwand und in gebotener Zeit zu bewältigen. </text:span></text:p>
      <text:p text:style-name="P38"/>
      <text:p text:style-name="P39">„<text:span text:style-name="T25">Testautomatisierung ist die Durchführung von ansonsten manuellen Testtätigkeiten durch Automaten.“ </text:span></text:p>
      <text:p text:style-name="P39"><text:span text:style-name="T3"/></text:p>
      <text:p text:style-name="P40"><text:span text:style-name="T3">A</text:span><text:span text:style-name="T2">utomatisierung ist </text:span><text:span text:style-name="T5">aber </text:span><text:span text:style-name="T2">nicht nur auf die Testdurchführung beschränkt, </text:span><text:span text:style-name="T5">s</text:span><text:span text:style-name="T4">ondern ist ebenso bei der Testfallerstellung, der Testdatengenerierung, der Testauswertung oder auch der Testumgebungsherstellung und -wiederherstellung einsetzbar. </text:span><text:span text:style-name="T3">[BTa15-1]</text:span></text:p>
      <text:p text:style-name="P40"><text:span text:style-name="T3"/></text:p>
      <text:p text:style-name="P40"><text:span text:style-name="T3"/></text:p>
      <text:p text:style-name="P27">Automatisierung von Software Testing<text:tab/><text:span text:style-name="T2">pro <text:s/></text:span><text:span text:style-name="T6">und </text:span><text:span text:style-name="T2">contra</text:span></text:p>
      <text:p text:style-name="Standard"><text:span text:style-name="T14"><text:tab/><text:tab/><text:tab/><text:tab/><text:tab/><text:tab/><text:tab/></text:span></text:p>
      <text:p text:style-name="P55">Ein manueller Testfall kann von menschlichen Tester interpretiert werden und daher wesentlich abstrakter entworfen werden als ein voll automatisierter Testfall. <text:span text:style-name="T50">So ist immer projektspezifisch <text:s/>zu bewerten, ob eine Automatisierung vom Aufwand im Verhältnis zum Nutzen steht.</text:span></text:p>
      <text:p text:style-name="P55"/>
      <text:p text:style-name="P37"><text:soft-page-break/>Tabelle 1</text:p>
      <text:p text:style-name="P37"/>
      <text:p text:style-name="P65">Die Studie von <text:span text:style-name="T49">Elfride </text:span>Dustin <text:span text:style-name="T49">von </text:span>1999 zeigt <text:span text:style-name="T48">(siehe Tabelle 1)</text:span>, dass der <text:span text:style-name="T48">Testvorbereitungsaufwand im automatisierten Fall etwa doppelt so hoch ist wie im manuellen Fall. Der Aufwand für die Testdurchführung ist sehr viel geringer im automatisierten Fall. Da man im Regressiontest in der Regel viele Testdurchläufe plant und eine vergleichsorientierte Verifikationsmethode dafür gut geeignet ist, wird dieser häufig automatisiert.Verschiedene Testarten können im Wesentlichen nur automatisiert durchgeführt werden, z.B. ein Lastest mit einer Vielzahl von virtuellen Benutzern.</text:span><text:span text:style-name="T16"> </text:span></text:p>
      <text:p text:style-name="P65"><text:span text:style-name="T40">D</text:span><text:span text:style-name="T41">es Weiteren ist zu berücksichtigen, dass der Wartungsaufwand von automatisierten Testfällen im Allgemeinen höher ist als für manuelle Testfälle. </text:span><text:span text:style-name="T42">Schließlich sind auch automatisierte Testfälle selbst nur Software und damit denselben Regeln bezüglich guten Designs unterworfen.</text:span><text:span text:style-name="T16"> </text:span><text:span text:style-name="T28">[SWT10-</text:span><text:span text:style-name="T29">2</text:span><text:span text:style-name="T28">] </text:span><text:span text:style-name="T30">Sprich es ist durch aus auch nötig den Test kritisch zu betrachten und gegebenenfalls den Test zu testen.</text:span></text:p>
      <text:p text:style-name="P35"><text:span text:style-name="T7">D</text:span><text:span text:style-name="T8">ie Abschätzung des zu erwartenden Testaufwands ist eine klassiche Projektmanagementaufgabe. Vom Ergebnis der Aufwandschätzung hängen insbesondere die Teststrategie und die Aktivitätenplanung der Teststufen ab. </text:span><text:span text:style-name="T11">[</text:span><text:span text:style-name="T12">PwSwt08-1]</text:span></text:p>
      <text:p text:style-name="P34"><text:span text:style-name="T8"/></text:p>
      <text:p text:style-name="P28"><text:span text:style-name="T51">Entwicklungszyklus</text:span></text:p>
      <text:p text:style-name="P28"><text:span text:style-name="T8">Ebenso spielt der Entwicklungszyklus, d.h. wie oft und wie schnell Iterationen durchlaufen werden, eine entscheidende Rolle. </text:span><text:span text:style-name="T9">[BTa15-</text:span><text:span text:style-name="T10">2</text:span><text:span text:style-name="T9">] </text:span><text:span text:style-name="T8">Die Testautomatisierung sollte als Teil des Software Tests in den Entwicklungszyklus aufgenommen werden, das heißt, es sollte auch in der Planung mit ausreichend Zeit bedacht werden. Ist die Entwicklung der Software schneller als die Entwicklung des Tests, müssen die Tests auf die neue Änderung angepasst werden. Dies aufeinander abzustimmen ist Aufgabe des Testmanagers.</text:span></text:p>
      <text:p text:style-name="P34"><text:span text:style-name="T8"/></text:p>
      <text:p text:style-name="P30"><text:span text:style-name="T51">Abb von V-Modell</text:span></text:p>
      <text:p text:style-name="P30"><text:span text:style-name="T51"/></text:p>
      <text:p text:style-name="P29"><text:span text:style-name="T51">Verschiedene Testarten</text:span></text:p>
      <text:p text:style-name="P24"><text:span text:style-name="T51"/></text:p>
      <text:p text:style-name="P26"><text:span text:style-name="T51">Funtionale und Nichtfunktionale Tests</text:span></text:p>
      <text:p text:style-name="P26"><text:span text:style-name="T51"/></text:p>
      <text:p text:style-name="P26"><text:span text:style-name="T51"/></text:p>
      <text:p text:style-name="P24"><text:span text:style-name="T51">Regressiontests</text:span></text:p>
      <text:p text:style-name="P25"><text:span text:style-name="T51">Je öfter Testfälle wiederholt werden müssen, desto größer kann die Ersparnis an Zeit und Kosten durch die Testautomatisierung werden. Jedoch ist auch hier zu bedenken, dass eine Änderung am Testobjekt oft auch eine Änderung an der Testautomatisierung zur Folge hat und damit Aufwand bedeutet. </text:span><text:span text:style-name="T52">[BTa15-</text:span><text:span text:style-name="T53">3</text:span><text:span text:style-name="T52">]</text:span></text:p>
      <text:p text:style-name="P42"><text:span text:style-name="T23"/></text:p>
      <text:p text:style-name="P45"><text:span text:style-name="T23">A</text:span><text:span text:style-name="T24">utomatisierte Komponententests</text:span></text:p>
      <text:p text:style-name="P45"><text:span text:style-name="T24">Moderne Unit-Test-Frameworks beiten die Möglichkeit, einen Komponententest direkt in der Entwicklungsumgebung zu defineiren und ständig parallel zur Entwicklung durchzuführen bzw auszuwerten. Unit-Tests werden in der Regel in der selben Programmiersprache und -ungebung defineirt wie das Zielsystem selbst und bieten daher auch die Möglichkeit, die Komponenten direkt programmgesteuert aufzurufen. </text:span><text:span text:style-name="T28">[SWT10-</text:span><text:span text:style-name="T31">3</text:span><text:span text:style-name="T28">] </text:span></text:p>
      <text:p text:style-name="P46"><text:span text:style-name="T31">Ein Beispiel ist das Test-Framework JUnit, welches durch Verifikationsmethoden (assertions) </text:span><text:span text:style-name="T32">den exakten Bereich des Testfalls definieren.</text:span></text:p>
      <text:p text:style-name="P45"><text:span text:style-name="T32"/></text:p>
      <text:p text:style-name="P47"><text:span text:style-name="T31">Beispiel Code von Sofware Technik von meiner Übung</text:span></text:p>
      <text:p text:style-name="P47"><text:span text:style-name="T31"/></text:p>
      <text:p text:style-name="P48"><text:span text:style-name="T31">Automatisiertes GUI-Tests</text:span></text:p>
      <text:p text:style-name="P49"><text:soft-page-break/><text:span text:style-name="T31">Die Simulation des Benutzers über die Benutzerschnittstelle des Systems ist ein klassisches Testautomatisierungsverfahren. Der Point of Conrol (PoC) sowie der Point of Observation (PoO) ist die Benutzerschnittstelle des Softwaresystems. </text:span></text:p>
      <text:p text:style-name="P49"><text:span text:style-name="T31">Ein übliches Verfahren zur Bestimmung der Aufbauelemente eines GUI-Tests ist das Capture/Replay-Verfahren. Dabei wird die Benutzerinteraktion aufgezeichnet und daraus ein Testskript erzeugt. Nachträglich werden dann in die Benutzerinteraktionen die Assertierungen eingepflegt. Der Nachteil des Capture/Replay-Verfahrens ist, dass er erst eingesetzt werden kann, wenn das Testobjekt bereits zur Verfügung steht. </text:span></text:p>
      <text:p text:style-name="P50"><text:span text:style-name="T33">A</text:span><text:span text:style-name="T31">ls </text:span><text:span text:style-name="T47">Scripting</text:span><text:span text:style-name="T31"> bezeichnet man das Entwickeln von automatisierten GUI-Tests von Grund auf. </text:span></text:p>
      <text:p text:style-name="P50"><text:span text:style-name="T31">Beides wird in der Praxis oft kombiniert. Hierbei werden z.B. einige inittiale Testfälle aufgezeichnet, dann refaktorisiert und die Testdaten ausgelagert. Des Weitern wird die Ansteuerungslogik in einer GUI-Map verwaltet. Die einzelnen GUI-Protokolle (z.B. web, Win32, SAP) werden in Protokolladaptern implementiert und sind damit unabhängig vom Testtreiber und den Testfällen selbst. GUI- Tests können sowohl für funktionale als auch nichtfunktionale Tests(z.B. Performance-Tests) eingesetzt werden. Je nach Einsatzzweck ändert sich in erster Linie die Art der Verifikation.</text:span><text:span text:style-name="T28">[SWT10-</text:span><text:span text:style-name="T33">4]</text:span></text:p>
      <text:p text:style-name="P50"><text:span text:style-name="T31"/></text:p>
      <text:p text:style-name="P50"><text:span text:style-name="T31">Abb Typischer Aufbau einer GUI-Automatisierung</text:span></text:p>
      <text:p text:style-name="P50"><text:span text:style-name="T31"/></text:p>
      <text:p text:style-name="P51"><text:span text:style-name="T31">Ein zentrales Problem im funktionalen automatisierten GUI-Test ist die Auswahl von geeigneten Verifikationspunkten.</text:span><text:span text:style-name="T34"> Die Möglichkeiten der Automatisierung beschränken sich hier meist auf die Navigation durch das Testobjekt und das Prüfen auf Vorhandensein eines GUI-Elements und dessen qualitativer Überprüfung. Viele potentielle Fehler (Layoutfehler, Synchronisationsfehler, Timing-Verhalten, Reaktion auf unerwarteetes Verhalten, Verifikatin von Ausdrücken) lassen sich nur schwer erkennen und verifizieren, wobei der Testtreiber immer nur so reagiert, wie es das Script bzw dessen Entwickler vorgesehen hat. Automatisierte GUI-Tests können manuelle Softwaretests nicht ersetzen, sondern nur ergänzen.</text:span></text:p>
      <text:p text:style-name="P51"><text:span text:style-name="T34"/></text:p>
      <text:p text:style-name="P61"><text:span text:style-name="T44">Testreiber </text:span><text:span text:style-name="T45">und Testdaten</text:span></text:p>
      <text:p text:style-name="P52"><text:span text:style-name="T31">Als Testtreiber bezeichnet man eine Software, die eine zu testende Software ablaufen lässt. Als Testrahmen lädt sie <text:s/>Testdaten, übergibt Werte und <text:s/>protokolliert Ausgaben und Reaktionen der zu testenden Anwendung. </text:span><text:span text:style-name="T35">(</text:span><text:span text:style-name="T36">eigenes Wissen, </text:span><text:span text:style-name="T35">verbesserungsfähig)</text:span></text:p>
      <text:p text:style-name="P53"><text:span text:style-name="T35">T</text:span><text:span text:style-name="T31">estdaten werden dazu benötigt alle Entitäten eines Testaufbaus (Zielsystem, Simulatoren und Testtreiber) zu konfigurieren. Ein weiterer wichtiger Verwendungsfall ist das Steuern der Testtreiber während der Testdurchführung mittels geeigneter Testdaten. Dieses wird als daten</text:span><text:span text:style-name="T37">getriebener Test bezeichnet. Die Trennung von Testfällen und Testdaten ermöglicht es, erst während der Testdurchführung die Testfälle mit konkreten Testdaten zu verbinden. Anstatt des konkreten Wertes wird ein Platzhalter definiert. </text:span><text:span text:style-name="T38">Dieser Ansatz von datengetriebenen Tests hat wesentliche Vorteile:</text:span></text:p>
      <text:p text:style-name="P53"><text:span text:style-name="T38">-Wiederverwendbarkeit der Testfälle und Testdaten getrennt von einander</text:span></text:p>
      <text:p text:style-name="P53"><text:span text:style-name="T38">-die Wartbarkeit und Lesbarkeit der Testfälle und Testdaten wird erhöht</text:span></text:p>
      <text:p text:style-name="P53"><text:span text:style-name="T38">-Testfälle und Testdatenmengen können in m:n Verwendung stehen</text:span></text:p>
      <text:p text:style-name="P53"><text:span text:style-name="T38">-Testfälle können definiert werden, auch wenn die konkreten Testdaten noch nicht bekannt sind</text:span></text:p>
      <text:p text:style-name="P54"><text:span text:style-name="T38">-Eine Automatisierung der Testfälle ist leichter herzustellen bzw es ergeben sich besser zu wartende automatisierte Tests. </text:span><text:span text:style-name="T28">[SWT10-</text:span><text:span text:style-name="T39">5</text:span><text:span text:style-name="T33">] </text:span></text:p>
      <text:p text:style-name="P52"><text:span text:style-name="T35"/></text:p>
      <text:p text:style-name="P52"><text:span text:style-name="T35"/></text:p>
      <text:p text:style-name="P67"><text:span text:style-name="T35">B</text:span><text:span text:style-name="T31">uch Testautomatisierung lesen!!!</text:span></text:p>
      <text:p text:style-name="P41"><text:span text:style-name="T54">Tools</text:span></text:p>
      <text:p text:style-name="P60"><text:span text:style-name="T46"/></text:p>
      <text:p text:style-name="P45"><text:span text:style-name="T28"/></text:p>
      <text:p text:style-name="P59"><text:span text:style-name="T1">-Planung und Organistion</text:span> von autom. Software Testing<text:tab/></text:p>
      <text:p text:style-name="P58"><text:span text:style-name="T28"><text:tab/><text:tab/><text:tab/><text:tab/><text:tab/>(Bezug auf Entwicklungsmodelle)</text:span></text:p>
      <text:p text:style-name="P43"><text:soft-page-break/><text:span text:style-name="T43"/></text:p>
      <text:p text:style-name="P44"><text:span text:style-name="T24"/></text:p>
      <text:p text:style-name="P64"><text:span text:style-name="T24">Wer testet?<text:tab/><text:tab/><text:tab/>-Berufsbild Software Tester und Qualifikation</text:span></text:p>
      <text:p text:style-name="P66"><text:span text:style-name="T28"/></text:p>
      <text:p text:style-name="P36"/>
      <text:p text:style-name="P57">-Standards und Normen</text:p>
      <text:p text:style-name="P2"/>
      <text:p text:style-name="P2"/>
      <text:p text:style-name="P1">-State-of-the-art </text:p>
      <text:p text:style-name="P1"/>
      <text:p text:style-name="P1">-Ausblick</text:p>
      <text:p text:style-name="P1"/>
      <text:p text:style-name="P1">-Zusammenfassung und Fazit</text:p>
      <text:p text:style-name="P2"><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63">http://winfwiki.wi-fom.de/index.php/Methodische_Grundlagen_der_Testautomatisierung#cite_note-F14-6</text:p>
      <text:p text:style-name="P1"/>
      <text:p text:style-name="P1"/>
      <text:p text:style-name="P2">(Titelbild Quelle: t3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9T11:14:44.672303103</meta:creation-date>
    <meta:editing-duration>PT4H27M30S</meta:editing-duration>
    <meta:editing-cycles>31</meta:editing-cycles>
    <meta:generator>LibreOffice/5.1.2.2$Linux_X86_64 LibreOffice_project/10m0$Build-2</meta:generator>
    <dc:date>2016-11-27T19:06:06.467049661</dc:date>
    <meta:document-statistic meta:table-count="2" meta:image-count="0" meta:object-count="0" meta:page-count="5" meta:paragraph-count="76" meta:word-count="1282" meta:character-count="10155" meta:non-whitespace-character-count="8904"/>
  </office:meta>
</office:document-meta>
</file>